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anumMyeongjo" svg:font-family="NanumMyeongjo" style:font-pitch="variable"/>
    <style:font-face style:name="NanumMyeongjoExtraBold" svg:font-family="NanumMyeongjoExtraBold" style:font-adornments="Extra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ExtraBold" svg:font-family="NanumGothicExtraBold" style:font-family-generic="swiss" style:font-pitch="variable"/>
    <style:font-face style:name="NanumGothicExtraBold1" svg:font-family="NanumGothicExtraBold" style:font-adornments="Extra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anumMyeongjo" fo:font-size="16pt" officeooo:rsid="001d40e0" officeooo:paragraph-rsid="001d40e0" style:font-name-asian="NanumMyeongjo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NanumMyeongjo" fo:font-size="16pt" officeooo:rsid="001d40e0" officeooo:paragraph-rsid="001d40e0" style:font-name-asian="NanumMyeongjo" style:font-size-asian="12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NanumMyeongjo" fo:font-size="12pt" officeooo:rsid="001bc854" officeooo:paragraph-rsid="001bc854" style:font-name-asian="NanumMyeongjo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NanumMyeongjo" fo:font-size="12pt" officeooo:rsid="001d40e0" officeooo:paragraph-rsid="001d40e0" style:font-name-asian="NanumMyeongjo" style:font-size-asian="12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NanumMyeongjo" fo:font-size="12pt" officeooo:rsid="001bc854" officeooo:paragraph-rsid="001bc854" style:font-name-asian="NanumMyeongjo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NanumMyeongjo" fo:font-size="12pt" officeooo:rsid="001d40e0" officeooo:paragraph-rsid="001d40e0" style:font-name-asian="NanumMyeongjo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NanumMyeongjo" fo:font-size="12pt" officeooo:rsid="001d40e0" officeooo:paragraph-rsid="001d40e0" style:font-name-asian="NanumMyeongjo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NanumGothicExtraBold" officeooo:rsid="001bc854" officeooo:paragraph-rsid="001bc854" style:font-name-asian="NanumGothicExtraBold"/>
    </style:style>
    <style:style style:name="P9" style:family="paragraph" style:parent-style-name="Standard">
      <style:paragraph-properties fo:text-align="center" style:justify-single-word="false"/>
      <style:text-properties style:font-name="NanumGothicExtraBold" fo:font-size="18.5pt" officeooo:rsid="001bc854" officeooo:paragraph-rsid="001bc854" style:font-name-asian="NanumGothicExtraBold" style:font-size-asian="18.5pt"/>
    </style:style>
    <style:style style:name="P10" style:family="paragraph" style:parent-style-name="Standard">
      <style:paragraph-properties fo:text-align="center" style:justify-single-word="false"/>
      <style:text-properties style:font-name="NanumGothicExtraBold" fo:font-size="24.5pt" officeooo:rsid="001bc854" officeooo:paragraph-rsid="001bc854" style:font-name-asian="NanumGothicExtraBold" style:font-size-asian="24.5pt"/>
    </style:style>
    <style:style style:name="P11" style:family="paragraph" style:parent-style-name="Standard">
      <style:paragraph-properties fo:text-align="center" style:justify-single-word="false"/>
      <style:text-properties style:font-name="NanumGothicExtraBold" fo:font-size="16pt" officeooo:rsid="001bc854" officeooo:paragraph-rsid="001bc854" style:font-name-asian="NanumGothicExtraBold" style:font-size-asian="16pt"/>
    </style:style>
    <style:style style:name="P12" style:family="paragraph" style:parent-style-name="Standard">
      <style:paragraph-properties fo:text-align="end" style:justify-single-word="false"/>
      <style:text-properties style:font-name="NanumGothicExtraBold1" fo:font-size="17pt" officeooo:rsid="001bc854" officeooo:paragraph-rsid="001bc854" style:font-name-asian="NanumGothicExtraBold1" style:font-size-asian="17pt" style:font-size-complex="11pt"/>
    </style:style>
    <style:style style:name="P13" style:family="paragraph" style:parent-style-name="Standard">
      <style:paragraph-properties fo:text-align="start" style:justify-single-word="false" fo:break-before="page"/>
      <style:text-properties style:font-name="NanumMyeongjo" fo:font-size="16pt" officeooo:rsid="001bc854" officeooo:paragraph-rsid="001bc854" style:font-name-asian="NanumMyeongjo" style:font-size-asian="16pt" style:font-size-complex="16pt"/>
    </style:style>
    <style:style style:name="T1" style:family="text">
      <style:text-properties officeooo:rsid="001d40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기초 컴퓨터 그래픽스 - 프로그래밍 숙제 1</text:p>
      <text:p text:style-name="P8"/>
      <text:p text:style-name="P11">OpenGL API 함수를 사용한 2차원 기하 변환 연습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서강대학교 컴퓨터공학과</text:p>
      <text:p text:style-name="P12">CSE 4170 기초컴퓨터그래픽스</text:p>
      <text:p text:style-name="P12">담당교수: 임인성</text:p>
      <text:p text:style-name="P12">제출일: 2019년 4월 17일</text:p>
      <text:p text:style-name="P12"/>
      <text:p text:style-name="P12">국어국문학전공 엄태경 20120085</text:p>
      <text:p text:style-name="P13">1. 프로젝트 목적</text:p>
      <text:p text:style-name="P5"/>
      <text:p text:style-name="P3">오픈지엘을 이용한 <text:span text:style-name="T1">~~~을 연습하기 위한 프로젝트</text:span></text:p>
      <text:p text:style-name="P5"/>
      <text:p text:style-name="P1">2. 프로젝트 개요</text:p>
      <text:p text:style-name="P6"/>
      <text:p text:style-name="P2">이러저러한 게임 요소를 가진 프로그램</text:p>
      <text:p text:style-name="P4"/>
      <text:p text:style-name="P1">3. 구성 요소</text:p>
      <text:p text:style-name="P6"/>
      <text:p text:style-name="P7">1) 도형 이름</text:p>
      <text:p text:style-name="P7">캡처</text:p>
      <text:p text:style-name="P7">- 동적요소</text:p>
      <text:p text:style-name="P7">- 역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anumMyeongjo" svg:font-family="NanumMyeongjo" style:font-pitch="variable"/>
    <style:font-face style:name="NanumMyeongjoExtraBold" svg:font-family="NanumMyeongjoExtraBold" style:font-adornments="Extra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ExtraBold" svg:font-family="NanumGothicExtraBold" style:font-family-generic="swiss" style:font-pitch="variable"/>
    <style:font-face style:name="NanumGothicExtraBold1" svg:font-family="NanumGothicExtraBold" style:font-adornments="Extra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23:49:22.427914391</meta:creation-date>
    <dc:date>2019-04-15T00:28:38.723605796</dc:date>
    <meta:editing-duration>PT39M1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16" meta:word-count="156" meta:character-count="226" meta:non-whitespace-character-count="185"/>
  </office:meta>
</office:document-meta>
</file>